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3];&quot;, &quot;;[.B73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6];&quot;, &quot;;[.B106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u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lobulo, Sfida 1 (200 PX)\\" calcext:value-type="string">
            <text:p>Globu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Iena Gigante, Sfida 1 (200 PX)\\" calcext:value-type="string">
            <text:p>Iena Gigante, Sfida 1 (200 PX)\\</text:p>
          </table:table-cell>
          <table:table-cell/>
          <table:table-cell office:value-type="string" calcext:value-type="string">
            <text:p>Deserto</text:p>
          </table:table-cell>
          <table:table-cell office:value-type="string" calcext:value-type="string">
            <text:p>Nottur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1];&quot;, &quot;;[.B131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2];&quot;, &quot;;[.B132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5];&quot;, &quot;;[.B175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6];&quot;, &quot;;[.B176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7];&quot;, &quot;;[.B197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8];&quot;, &quot;;[.B198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9];&quot;, &quot;;[.B199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ciascu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2];&quot;, &quot;;[.B212])" office:value-type="string" office:string-value="Torciascura, Sfida 4 (1.100 PX)\\" calcext:value-type="string">
            <text:p>Torciascura, Sfida 4 (1.100 PX)\\</text:p>
          </table:table-cell>
          <table:table-cell/>
          <table:table-cell office:value-type="string" calcext:value-type="string">
            <text:p>Dung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3];&quot;, &quot;;[.B213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4];&quot;, &quot;;[.B214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5];&quot;, &quot;;[.B215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4];&quot;, &quot;;[.B234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5];&quot;, &quot;;[.B235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6];&quot;, &quot;;[.B236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7];&quot;, &quot;;[.B237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5];&quot;, &quot;;[.B245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6];&quot;, &quot;;[.B246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7];&quot;, &quot;;[.B247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8];&quot;, &quot;;[.B248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0];&quot;, &quot;;[.B250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1];&quot;, &quot;;[.B251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2];&quot;, &quot;;[.B252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3];&quot;, &quot;;[.B253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4];&quot;, &quot;;[.B254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1];&quot;, &quot;;[.B261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2];&quot;, &quot;;[.B262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3];&quot;, &quot;;[.B263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4];&quot;, &quot;;[.B264])" office:value-type="string" office:string-value="Divora Cervelli, Sfida 9 (5000 PX)\\" calcext:value-type="string">
            <text:p>Divora Cervelli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Elementale dell'Acqua Maggiore, Sfida 9 (5000 PX)\\" calcext:value-type="string">
            <text:p>Elementale dell'Acqua Maggior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1];&quot;, &quot;;[.B271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2];&quot;, &quot;;[.B272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3];&quot;, &quot;;[.B273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4];&quot;, &quot;;[.B274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7];&quot;, &quot;;[.B277])" office:value-type="string" office:string-value="G.E.C., Sfida 10 (5.900 PX)\\" calcext:value-type="string">
            <text:p>G.E.C.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8];&quot;, &quot;;[.B278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9];&quot;, &quot;;[.B279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0];&quot;, &quot;;[.B280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1];&quot;, &quot;;[.B281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3];&quot;, &quot;;[.B283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4];&quot;, &quot;;[.B284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5];&quot;, &quot;;[.B285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6];&quot;, &quot;;[.B286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7];&quot;, &quot;;[.B287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8];&quot;, &quot;;[.B288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9];&quot;, &quot;;[.B289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0];&quot;, &quot;;[.B290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2];&quot;, &quot;;[.B292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3];&quot;, &quot;;[.B293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4];&quot;, &quot;;[.B294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5];&quot;, &quot;;[.B295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6];&quot;, &quot;;[.B296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7];&quot;, &quot;;[.B297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8];&quot;, &quot;;[.B298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9];&quot;, &quot;;[.B299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0];&quot;, &quot;;[.B300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1];&quot;, &quot;;[.B301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2];&quot;, &quot;;[.B302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3];&quot;, &quot;;[.B303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4];&quot;, &quot;;[.B304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5];&quot;, &quot;;[.B305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6];&quot;, &quot;;[.B306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7];&quot;, &quot;;[.B307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8];&quot;, &quot;;[.B308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9];&quot;, &quot;;[.B309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0];&quot;, &quot;;[.B310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1];&quot;, &quot;;[.B311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2];&quot;, &quot;;[.B312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CONCAT([.A313];&quot;, &quot;;[.B313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4];&quot;, &quot;;[.B314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5];&quot;, &quot;;[.B315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6];&quot;, &quot;;[.B316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7];&quot;, &quot;;[.B317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8];&quot;, &quot;;[.B318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9];&quot;, &quot;;[.B319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0];&quot;, &quot;;[.B320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1];&quot;, &quot;;[.B321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2];&quot;, &quot;;[.B322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3];&quot;, &quot;;[.B323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4];&quot;, &quot;;[.B324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5];&quot;, &quot;;[.B325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6];&quot;, &quot;;[.B326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7];&quot;, &quot;;[.B327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8];&quot;, &quot;;[.B328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9];&quot;, &quot;;[.B329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0];&quot;, &quot;;[.B330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1];&quot;, &quot;;[.B331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2];&quot;, &quot;;[.B332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9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GS</text:p>
          </table:table-cell>
          <table:table-cell table:style-name="ce4" office:value-type="string" calcext:value-type="string" table:number-columns-spanned="1" table:number-rows-spanned="2">
            <text:p>PF</text:p>
          </table:table-cell>
          <table:table-cell table:style-name="ce4" office:value-type="string" calcext:value-type="string" table:number-columns-spanned="1" table:number-rows-spanned="2">
            <text:p>Difesa</text:p>
          </table:table-cell>
          <table:table-cell table:style-name="ce4" office:value-type="string" calcext:value-type="string" table:number-columns-spanned="1" table:number-rows-spanned="2">
            <text:p>Bonus al Colpire</text:p>
          </table:table-cell>
          <table:table-cell table:style-name="ce4" office:value-type="string" calcext:value-type="string" table:number-columns-spanned="1" table:number-rows-spanned="2">
            <text:p>Danno Medio</text:p>
          </table:table-cell>
          <table:table-cell table:style-name="ce4" office:value-type="string" calcext:value-type="string" table:number-columns-spanned="1" table:number-rows-spanned="2">
            <text:p>DC se serve</text:p>
          </table:table-cell>
          <table:table-cell table:style-name="ce4" office:value-type="string" calcext:value-type="string" table:number-columns-spanned="1" table:number-rows-spanned="2">
            <text:p>TS base (+ caratt.)</text:p>
          </table:table-cell>
          <table:table-cell table:style-name="ce16" office:value-type="string" calcext:value-type="string" table:number-columns-spanned="1" table:number-rows-spanned="2">
            <text:p>Iniziativa</text:p>
          </table:table-cell>
          <table:table-cell table:style-name="ce14" table:number-columns-repeated="1016"/>
        </table:table-row>
        <table:table-row table:style-name="ro1">
          <table:covered-table-cell table:style-name="ce6"/>
          <table:covered-table-cell table:number-columns-repeated="7" table:style-name="ce14"/>
          <table:table-cell table:style-name="ce14" office:value-type="string" calcext:value-type="string">
            <text:p>xp</text:p>
          </table:table-cell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½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1500" calcext:value-type="float">
            <text:p>11500</text:p>
          </table:table-cell>
          <table:table-cell table:number-columns-repeated="101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41000" calcext:value-type="float">
            <text:p>41000</text:p>
          </table:table-cell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7-02T09:55:13.216057515</dc:date>
    <meta:editing-duration>PT2H53M14S</meta:editing-duration>
    <meta:editing-cycles>28</meta:editing-cycles>
    <meta:generator>LibreOffice/7.3.4.2$Linux_X86_64 LibreOffice_project/30$Build-2</meta:generator>
    <meta:document-statistic meta:table-count="2" meta:cell-count="1588" meta:object-count="0"/>
  </office:meta>
</office:document-meta>
</file>